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429cm" svg:height="3.429cm" draw:transform="skewX (-0.00296705972839036) translate (7.858cm 3.096cm)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2.46535389928873cm 1.92657677763153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path draw:style-name="gr2" draw:text-style-name="P2" draw:layer="layout" svg:width="2.897cm" svg:height="4.275cm" draw:transform="skewX (-0.365646478292812) rotate (-0.32969269570173) translate (7.98435389928873cm 1.926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frame draw:style-name="gr3" draw:text-style-name="P3" xml:id="id1" draw:id="id1" draw:layer="layout" svg:width="6.731cm" svg:height="1.012cm" svg:x="12.684cm" svg:y="3.986cm">
          <draw:text-box>
            <text:p text:style-name="P3"><text:span text:style-name="T1"><text:s/></text:span><text:span text:style-name="T1">Our perception model</text:span></text:p>
          </draw:text-box>
        </draw:frame>
        <draw:connector draw:style-name="gr4" draw:text-style-name="P2" draw:layer="layout" draw:type="lines" svg:x1="12.684cm" svg:y1="4.492cm" svg:x2="11.293cm" svg:y2="4.811cm" draw:start-shape="id1" draw:start-glue-point="3" draw:end-shape="id2" draw:end-glue-point="10" svg:d="M12684 4492h-500l-361 319h-530" svg:viewBox="0 0 1392 3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7:56:27.094618563</dc:date>
    <meta:editing-duration>PT57M34S</meta:editing-duration>
    <meta:editing-cycles>4</meta:editing-cycles>
    <meta:generator>LibreOffice/4.2.8.2$Linux_X86_64 LibreOffice_project/420m0$Build-2</meta:generator>
    <meta:document-statistic meta:object-count="5"/>
  </office:meta>
</office:document-meta>
</file>